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Textbody" style:family="paragraph"/>
    <style:style style:name="T3" style:parent-style-name="DefaultParagraphFont" style:family="text">
      <style:text-properties fo:language="en" fo:country="US"/>
    </style:style>
    <style:style style:name="P4" style:parent-style-name="Textbody" style:family="paragraph"/>
    <style:style style:name="P5" style:parent-style-name="Textbody" style:family="paragraph">
      <style:text-properties fo:language="en" fo:country="US"/>
    </style:style>
    <style:style style:name="P6" style:parent-style-name="Textbody" style:family="paragraph"/>
    <style:style style:name="T7" style:parent-style-name="DefaultParagraphFont" style:family="text">
      <style:text-properties fo:language="en" fo:country="US"/>
    </style:style>
    <style:style style:name="P8" style:parent-style-name="Textbody" style:family="paragraph">
      <style:text-properties fo:language="en" fo:country="US"/>
    </style:style>
    <style:style style:name="P9" style:parent-style-name="Textbody" style:family="paragraph"/>
    <style:style style:name="T10" style:parent-style-name="DefaultParagraphFont" style:family="text">
      <style:text-properties fo:language="en" fo:country="US"/>
    </style:style>
    <style:style style:name="P11" style:parent-style-name="Textbody" style:family="paragraph">
      <style:text-properties fo:language="en" fo:country="US"/>
    </style:style>
    <style:style style:name="P12" style:parent-style-name="Textbody" style:family="paragraph"/>
    <style:style style:name="T13" style:parent-style-name="DefaultParagraphFont" style:family="text">
      <style:text-properties fo:language="en" fo:country="US"/>
    </style:style>
    <style:style style:name="P14" style:parent-style-name="Textbody" style:family="paragraph"/>
    <style:style style:name="T15" style:parent-style-name="DefaultParagraphFont" style:family="text">
      <style:text-properties fo:language="en" fo:country="US"/>
    </style:style>
  </office:automatic-styles>
  <office:body>
    <office:text text:use-soft-page-breaks="true">
      <text:h text:style-name="P1" text:outline-level="1">Activity – Algorithms - Solution</text:h>
      <text:h text:style-name="Heading1" text:outline-level="1">Problem 1: Calculating the Sum of an Array</text:h>
      <text:h text:style-name="Heading2" text:outline-level="2">Problem Statement:</text:h>
      <text:p text:style-name="Textbody">Write an algorithm that calculates the sum of all numbers in a given array of integers.</text:p>
      <text:p text:style-name="Textbody">1. Pseudocode:</text:p>
      <text:p text:style-name="Textbody"><text:span text:style-name="Variable">Start</text:span></text:p>
      <text:p text:style-name="Textbody"><text:span text:style-name="Variable">Create variable sum and set it to 0</text:span></text:p>
      <text:p text:style-name="Textbody"><text:span text:style-name="Variable">For each number in the array</text:span></text:p>
      <text:p text:style-name="Textbody"><text:span text:style-name="Variable"><text:tab/>Add number to sum</text:span></text:p>
      <text:p text:style-name="Textbody"><text:span text:style-name="Variable">End For</text:span></text:p>
      <text:p text:style-name="Textbody"><text:span text:style-name="Variable">Display the value of variable sum to user</text:span></text:p>
      <text:p text:style-name="Textbody"><text:span text:style-name="Variable">End</text:span></text:p>
      <text:p text:style-name="Textbody">2. Translate to C#</text:p>
      <text:list text:style-name="LFO1" text:continue-numbering="true">
        <text:list-item>
          <text:p text:style-name="P2">Initialization:<text:s/><text:span text:style-name="T3">Create a variable named sum with value of 0</text:span>.</text:p>
        </text:list-item>
        <text:list-item>
          <text:p text:style-name="P4">Iteration: A<text:s/><text:span text:style-name="Variable">foreach</text:span><text:s/>loop is used to iterate through each element in the array.</text:p>
        </text:list-item>
        <text:list-item>
          <text:p text:style-name="P5">Summing: Add each element of the array to the sum variable</text:p>
        </text:list-item>
        <text:list-item>
          <text:p text:style-name="P6">Output:<text:s/><text:span text:style-name="T7">Display the value of sum to user.</text:span></text:p>
        </text:list-item>
      </text:list>
      <text:p text:style-name="P8"/>
      <text:p text:style-name="Textbody">using System;</text:p>
      <text:p text:style-name="Textbody"><text:tab/><text:tab/><text:tab/><text:tab/><text:tab/></text:p>
      <text:p text:style-name="Textbody">public class Program</text:p>
      <text:p text:style-name="Textbody">{</text:p>
      <text:p text:style-name="Textbody"><text:tab/>public static void Main()</text:p>
      <text:p text:style-name="Textbody"><text:tab/>{</text:p>
      <text:p text:style-name="Textbody"><text:tab/><text:tab/>int[] numbers = {1, 2, 3, 4, 5, 6};</text:p>
      <text:p text:style-name="Textbody"><text:tab/><text:tab/>int sum = 0;</text:p>
      <text:p text:style-name="Textbody"><text:tab/><text:tab/></text:p>
      <text:p text:style-name="Textbody"><text:tab/><text:tab/>foreach (int number in numbers)</text:p>
      <text:p text:style-name="Textbody"><text:tab/><text:tab/></text:p>
      <text:soft-page-break/>
      <text:p text:style-name="Textbody"><text:tab/><text:tab/>{</text:p>
      <text:p text:style-name="Textbody"><text:tab/><text:tab/><text:tab/>sum += number;</text:p>
      <text:p text:style-name="Textbody"><text:tab/><text:tab/>}</text:p>
      <text:p text:style-name="Textbody"><text:tab/><text:tab/></text:p>
      <text:p text:style-name="Textbody"><text:tab/><text:tab/>Console.WriteLine(sum);</text:p>
      <text:p text:style-name="Textbody"><text:tab/>}</text:p>
      <text:p text:style-name="Textbody">}</text:p>
      <text:p text:style-name="Textbody"/>
      <text:h text:style-name="Heading1" text:outline-level="1">Problem 2: Counting the Number of Vowels in a String</text:h>
      <text:h text:style-name="Heading2" text:outline-level="2">Problem Statement:</text:h>
      <text:p text:style-name="Textbody">Write an algorithm to count the number of vowels (a, e, i, o, u) in a given string.</text:p>
      <text:p text:style-name="Textbody">1. Pseudocode:</text:p>
      <text:p text:style-name="Textbody"><text:span text:style-name="Variable">Start</text:span></text:p>
      <text:p text:style-name="Textbody"><text:span text:style-name="Variable">Create variable vowelCount and set to 0</text:span></text:p>
      <text:p text:style-name="Textbody"><text:span text:style-name="Variable">For each character in the string</text:span></text:p>
      <text:p text:style-name="Textbody"><text:span text:style-name="Variable"><text:tab/>If character is a vowel</text:span></text:p>
      <text:p text:style-name="Textbody"><text:span text:style-name="Variable"><text:tab/></text:span><text:span text:style-name="Variable"><text:tab/>Add 1 to vowelCount</text:span></text:p>
      <text:p text:style-name="Textbody"><text:span text:style-name="Variable">End For</text:span></text:p>
      <text:p text:style-name="Textbody"><text:span text:style-name="Variable">Print vowelCount</text:span></text:p>
      <text:p text:style-name="Textbody"><text:span text:style-name="Variable">End</text:span></text:p>
      <text:p text:style-name="Textbody">2. Translate to C#</text:p>
      <text:list text:style-name="LFO2" text:continue-numbering="true">
        <text:list-item>
          <text:p text:style-name="P9">Initialization: The variable number is set to<text:s/><text:span text:style-name="T10">0</text:span>.</text:p>
        </text:list-item>
        <text:list-item>
          <text:p text:style-name="P11">Iteration: Loop through each character of the string</text:p>
        </text:list-item>
        <text:list-item>
          <text:p text:style-name="P12">Condition Check: The if statement checks if<text:s/><text:span text:style-name="T13">the character is vowel and adds one to vowelCount if true</text:span></text:p>
        </text:list-item>
        <text:list-item>
          <text:p text:style-name="P14">Output:<text:s/><text:span text:style-name="T15">Prints the number of vowels in the string to the user</text:span>.</text:p>
        </text:list-item>
      </text:list>
      <text:p text:style-name="Textbody">using System;</text:p>
      <text:p text:style-name="Textbody"><text:tab/><text:tab/><text:tab/><text:tab/><text:tab/></text:p>
      <text:p text:style-name="Textbody">public class Program</text:p>
      <text:p text:style-name="Textbody">{</text:p>
      <text:soft-page-break/>
      <text:p text:style-name="Textbody"><text:tab/>public static void Main()</text:p>
      <text:p text:style-name="Textbody"><text:tab/>{</text:p>
      <text:p text:style-name="Textbody"><text:tab/></text:p>
      <text:p text:style-name="Textbody"><text:tab/><text:tab/>string text = "Hello World";</text:p>
      <text:p text:style-name="Textbody"><text:tab/><text:tab/>int vowelCount = 0;</text:p>
      <text:p text:style-name="Textbody"><text:tab/><text:tab/></text:p>
      <text:p text:style-name="Textbody"><text:tab/><text:tab/>foreach (char c in text.ToLower())</text:p>
      <text:p text:style-name="Textbody"><text:tab/><text:tab/></text:p>
      <text:p text:style-name="Textbody"><text:tab/><text:tab/>{</text:p>
      <text:p text:style-name="Textbody"><text:tab/><text:tab/><text:tab/>if (c == 'a' || c == 'e' || c == 'i' || c == 'o' || c == 'u')</text:p>
      <text:p text:style-name="Textbody"><text:tab/><text:tab/><text:tab/><text:tab/></text:p>
      <text:p text:style-name="Textbody"><text:tab/><text:tab/><text:tab/>{</text:p>
      <text:p text:style-name="Textbody"><text:tab/><text:tab/><text:tab/><text:tab/>vowelCount++;</text:p>
      <text:p text:style-name="Textbody"><text:tab/><text:tab/><text:tab/>}</text:p>
      <text:p text:style-name="Textbody"><text:tab/><text:tab/>}</text:p>
      <text:p text:style-name="Textbody"><text:tab/><text:tab/></text:p>
      <text:p text:style-name="Textbody"><text:tab/><text:tab/>Console.WriteLine(vowelCount);</text:p>
      <text:p text:style-name="Textbody"><text:tab/>}</text:p>
      <text:p text:style-name="Textbody">}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bg" fo:country="BG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Marian Milushev</dc:creator>
    <meta:creation-date>2026-03-13T07:33:00Z</meta:creation-date>
    <dc:date>2026-03-13T14:10:00Z</dc:date>
    <meta:template xlink:href="Normal.dotm" xlink:type="simple"/>
    <meta:editing-cycles>2</meta:editing-cycles>
    <meta:editing-duration>PT900S</meta:editing-duration>
    <meta:document-statistic meta:page-count="3" meta:paragraph-count="3" meta:word-count="262" meta:character-count="1759" meta:row-count="12" meta:non-whitespace-character-count="1500"/>
  </office:meta>
</office:document-meta>
</file>